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vent.CustomEven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NGApplicationEventsIntegrationTests.assertTestExpectations( String tes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NGApplicationEventsIntegrationTests.assertEventTypes( ApplicationEvents applicationEvents , String ...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Even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NGApplicationEventsIntegrationTests.beforeEa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NGApplicationEventsIntegrationTests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NGApplicationEventsIntegrationTests.afterEach( Method test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NGApplicationEventsIntegrationTests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